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landGenerateClient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GenerateClient.setMod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GenerateClient.setVersion(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GenerateClient.executeForkV5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orlandGenerateClient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rlandGenerateClient.executeFor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rlandGenerateClient.setClientjar( File clientj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GenerateClient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orlandGenerateClient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rlandGenerateClient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GenerateClient.executeForkV4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orlandGenerateClient.setEjbjar( File ejb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landGenerateClient.executeJav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